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co1" style:family="table-column">
      <style:table-column-properties style:column-width="5.066cm" style:use-optimal-column-width="false"/>
    </style:style>
    <style:style style:name="co2" style:family="table-column">
      <style:table-column-properties style:column-width="1.531cm" style:use-optimal-column-width="false"/>
    </style:style>
    <style:style style:name="co3" style:family="table-column">
      <style:table-column-properties style:column-width="4.251cm" style:use-optimal-column-width="false"/>
    </style:style>
    <style:style style:name="co4" style:family="table-column">
      <style:table-column-properties style:column-width="2.217cm" style:use-optimal-column-width="false"/>
    </style:style>
    <style:style style:name="co5" style:family="table-column">
      <style:table-column-properties style:column-width="5.604cm" style:use-optimal-column-width="false"/>
    </style:style>
    <style:style style:name="co6" style:family="table-column">
      <style:table-column-properties style:column-width="2.125cm" style:use-optimal-column-width="false"/>
    </style:style>
    <style:style style:name="co7" style:family="table-column">
      <style:table-column-properties style:column-width="4.906cm" style:use-optimal-column-width="false"/>
    </style:style>
    <style:style style:name="co8" style:family="table-column">
      <style:table-column-properties style:column-width="3.111cm" style:use-optimal-column-width="false"/>
    </style:style>
    <style:style style:name="co9" style:family="table-column">
      <style:table-column-properties style:column-width="5.95cm" style:use-optimal-column-width="false"/>
    </style:style>
    <style:style style:name="co10" style:family="table-column">
      <style:table-column-properties style:column-width="1.662cm" style:use-optimal-column-width="false"/>
    </style:style>
    <style:style style:name="co11" style:family="table-column">
      <style:table-column-properties style:column-width="4.51cm" style:use-optimal-column-width="false"/>
    </style:style>
    <style:style style:name="co12" style:family="table-column">
      <style:table-column-properties style:column-width="2.701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596cm" svg:height="5.093cm" svg:x="2.874cm" svg:y="1.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Campaign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1">id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1">
              <table:table-cell>
                <text:p text:style-name="P1">viewable</text:p>
              </table:table-cell>
              <table:table-cell>
                <text:p text:style-name="P1">bool</text:p>
              </table:table-cell>
            </table:table-row>
            <table:table-row table:style-name="ro1" table:default-cell-style-name="gray2">
              <table:table-cell>
                <text:p text:style-name="P1">geographical_area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gray1">
              <table:table-cell>
                <text:p text:style-name="P1">campaign_name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gray2">
              <table:table-cell>
                <text:p text:style-name="P1">finished</text:p>
              </table:table-cell>
              <table:table-cell>
                <text:p text:style-name="P1">boo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67cm" svg:height="6.791cm" svg:x="2.194cm" svg:y="8.7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 text:style-name="P1">Structure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1">id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1">
              <table:table-cell>
                <text:p text:style-name="P1">campaign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2">
              <table:table-cell>
                <text:p text:style-name="P1">viewable</text:p>
              </table:table-cell>
              <table:table-cell>
                <text:p text:style-name="P1">bool</text:p>
              </table:table-cell>
            </table:table-row>
            <table:table-row table:style-name="ro1" table:default-cell-style-name="gray1">
              <table:table-cell>
                <text:p text:style-name="P1">location_name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gray2">
              <table:table-cell>
                <text:p text:style-name="P1">devices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gray1">
              <table:table-cell>
                <text:p text:style-name="P1">transponders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2">
              <table:table-cell>
                <text:p text:style-name="P1">structure_depth</text:p>
              </table:table-cell>
              <table:table-cell>
                <text:p text:style-name="P1">doubl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728cm" svg:height="8.624cm" svg:x="2.127cm" svg:y="16.47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 table:number-columns-spanned="2">
                <text:p text:style-name="P1">Transponder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1">id</text:p>
              </table:table-cell>
              <table:table-cell>
                <text:p text:style-name="P1">int</text:p>
              </table:table-cell>
            </table:table-row>
            <table:table-row table:style-name="ro2" table:default-cell-style-name="gray1">
              <table:table-cell>
                <text:p text:style-name="P1">structure</text:p>
              </table:table-cell>
              <table:table-cell>
                <text:p text:style-name="P1">int</text:p>
              </table:table-cell>
            </table:table-row>
            <table:table-row table:style-name="ro2" table:default-cell-style-name="gray2">
              <table:table-cell>
                <text:p text:style-name="P1">viewable</text:p>
              </table:table-cell>
              <table:table-cell>
                <text:p text:style-name="P1">bool</text:p>
              </table:table-cell>
            </table:table-row>
            <table:table-row table:style-name="ro2" table:default-cell-style-name="gray1">
              <table:table-cell>
                <text:p text:style-name="P1">serial_number</text:p>
              </table:table-cell>
              <table:table-cell>
                <text:p text:style-name="P1">text</text:p>
              </table:table-cell>
            </table:table-row>
            <table:table-row table:style-name="ro2" table:default-cell-style-name="gray2">
              <table:table-cell>
                <text:p text:style-name="P1">address</text:p>
              </table:table-cell>
              <table:table-cell>
                <text:p text:style-name="P1">int</text:p>
              </table:table-cell>
            </table:table-row>
            <table:table-row table:style-name="ro2" table:default-cell-style-name="gray1">
              <table:table-cell>
                <text:p text:style-name="P1">frequency</text:p>
              </table:table-cell>
              <table:table-cell>
                <text:p text:style-name="P1">int</text:p>
              </table:table-cell>
            </table:table-row>
            <table:table-row table:style-name="ro2" table:default-cell-style-name="gray2">
              <table:table-cell>
                <text:p text:style-name="P1">deployment_voltage</text:p>
              </table:table-cell>
              <table:table-cell>
                <text:p text:style-name="P1">double</text:p>
              </table:table-cell>
            </table:table-row>
            <table:table-row table:style-name="ro2" table:default-cell-style-name="gray1">
              <table:table-cell>
                <text:p text:style-name="P1">recovery_voltage</text:p>
              </table:table-cell>
              <table:table-cell>
                <text:p text:style-name="P1">doubl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016cm" svg:height="9.458cm" svg:x="11.009cm" svg:y="1.50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gray3">
              <table:table-cell table:number-columns-spanned="2">
                <text:p text:style-name="P1">Operation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1">id</text:p>
              </table:table-cell>
              <table:table-cell>
                <text:p text:style-name="P1">int</text:p>
              </table:table-cell>
            </table:table-row>
            <table:table-row table:style-name="ro2" table:default-cell-style-name="gray1">
              <table:table-cell>
                <text:p text:style-name="P1">structure</text:p>
              </table:table-cell>
              <table:table-cell>
                <text:p text:style-name="P1">int</text:p>
              </table:table-cell>
            </table:table-row>
            <table:table-row table:style-name="ro2" table:default-cell-style-name="gray2">
              <table:table-cell>
                <text:p text:style-name="P1">viewable</text:p>
              </table:table-cell>
              <table:table-cell>
                <text:p text:style-name="P1">bool</text:p>
              </table:table-cell>
            </table:table-row>
            <table:table-row table:style-name="ro3" table:default-cell-style-name="gray1">
              <table:table-cell>
                <text:p text:style-name="P1">deployment_or_recovery</text:p>
              </table:table-cell>
              <table:table-cell>
                <text:p text:style-name="P1">char</text:p>
              </table:table-cell>
            </table:table-row>
            <table:table-row table:style-name="ro2" table:default-cell-style-name="gray2">
              <table:table-cell>
                <text:p text:style-name="P1">latitude</text:p>
              </table:table-cell>
              <table:table-cell>
                <text:p text:style-name="P1">double</text:p>
              </table:table-cell>
            </table:table-row>
            <table:table-row table:style-name="ro2" table:default-cell-style-name="gray1">
              <table:table-cell>
                <text:p text:style-name="P1">longitude</text:p>
              </table:table-cell>
              <table:table-cell>
                <text:p text:style-name="P1">double</text:p>
              </table:table-cell>
            </table:table-row>
            <table:table-row table:style-name="ro2" table:default-cell-style-name="gray2">
              <table:table-cell>
                <text:p text:style-name="P1">operation_date</text:p>
              </table:table-cell>
              <table:table-cell>
                <text:p text:style-name="P1">datetime</text:p>
              </table:table-cell>
            </table:table-row>
            <table:table-row table:style-name="ro2" table:default-cell-style-name="gray1">
              <table:table-cell>
                <text:p text:style-name="P1">approximation</text:p>
              </table:table-cell>
              <table:table-cell>
                <text:p text:style-name="P1">doubl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611cm" svg:height="5.942cm" svg:x="11.409cm" svg:y="11.539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gray3">
              <table:table-cell table:number-columns-spanned="2">
                <text:p text:style-name="P1">Burst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1">id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1">
              <table:table-cell>
                <text:p text:style-name="P1">operation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2">
              <table:table-cell>
                <text:p text:style-name="P1">viewable</text:p>
              </table:table-cell>
              <table:table-cell>
                <text:p text:style-name="P1">bool</text:p>
              </table:table-cell>
            </table:table-row>
            <table:table-row table:style-name="ro1" table:default-cell-style-name="gray1">
              <table:table-cell>
                <text:p text:style-name="P1">burst_mode</text:p>
              </table:table-cell>
              <table:table-cell>
                <text:p text:style-name="P1">char</text:p>
              </table:table-cell>
            </table:table-row>
            <table:table-row table:style-name="ro1" table:default-cell-style-name="gray2">
              <table:table-cell>
                <text:p text:style-name="P1">pings_emmited_count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1">
              <table:table-cell>
                <text:p text:style-name="P1">pings_received_count</text:p>
              </table:table-cell>
              <table:table-cell>
                <text:p text:style-name="P1">in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21cm" svg:height="10.187cm" svg:x="11.523cm" svg:y="18.26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gray3">
              <table:table-cell table:number-columns-spanned="2">
                <text:p text:style-name="P1">Measurement</text:p>
              </table:table-cell>
              <table:covered-table-cell/>
            </table:table-row>
            <table:table-row table:style-name="ro1" table:default-cell-style-name="gray2">
              <table:table-cell>
                <text:p text:style-name="P1">id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1">
              <table:table-cell>
                <text:p text:style-name="P1">burst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2">
              <table:table-cell>
                <text:p text:style-name="P1">viewable</text:p>
              </table:table-cell>
              <table:table-cell>
                <text:p text:style-name="P1">bool</text:p>
              </table:table-cell>
            </table:table-row>
            <table:table-row table:style-name="ro1" table:default-cell-style-name="gray1">
              <table:table-cell>
                <text:p text:style-name="P1">latitude</text:p>
              </table:table-cell>
              <table:table-cell>
                <text:p text:style-name="P1">double</text:p>
              </table:table-cell>
            </table:table-row>
            <table:table-row table:style-name="ro1" table:default-cell-style-name="gray2">
              <table:table-cell>
                <text:p text:style-name="P1">longitude</text:p>
              </table:table-cell>
              <table:table-cell>
                <text:p text:style-name="P1">double</text:p>
              </table:table-cell>
            </table:table-row>
            <table:table-row table:style-name="ro1" table:default-cell-style-name="gray1">
              <table:table-cell>
                <text:p text:style-name="P1">id_transponder</text:p>
              </table:table-cell>
              <table:table-cell>
                <text:p text:style-name="P1">int</text:p>
              </table:table-cell>
            </table:table-row>
            <table:table-row table:style-name="ro1" table:default-cell-style-name="gray2">
              <table:table-cell>
                <text:p text:style-name="P1">message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gray1">
              <table:table-cell>
                <text:p text:style-name="P1">rs232_command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gray2">
              <table:table-cell>
                <text:p text:style-name="P1">emission_date</text:p>
              </table:table-cell>
              <table:table-cell>
                <text:p text:style-name="P1">datetime</text:p>
              </table:table-cell>
            </table:table-row>
            <table:table-row table:style-name="ro1" table:default-cell-style-name="gray1">
              <table:table-cell>
                <text:p text:style-name="P1">receipt_date</text:p>
              </table:table-cell>
              <table:table-cell>
                <text:p text:style-name="P1">datetime</text:p>
              </table:table-cell>
            </table:table-row>
            <table:table-row table:style-name="ro1" table:default-cell-style-name="gray2">
              <table:table-cell>
                <text:p text:style-name="P1">value</text:p>
              </table:table-cell>
              <table:table-cell>
                <text:p text:style-name="P1">text</text:p>
              </table:table-cell>
            </table:table-row>
          </table:table>
          <draw:image xlink:href="Pictures/TablePreview6.svm" xlink:type="simple" xlink:show="embed" xlink:actuate="onLoad"/>
        </draw:frame>
        <draw:polyline draw:style-name="gr1" draw:text-style-name="P2" draw:layer="layout" svg:width="8.999cm" svg:height="8.899cm" svg:x="1.3cm" svg:y="10cm" svg:viewBox="0 0 9000 8900" draw:points="7300,0 9000,0 9000,6000 0,6000 0,8900 900,8900">
          <text:p/>
        </draw:polyline>
        <draw:polyline draw:style-name="gr1" draw:text-style-name="P2" draw:layer="layout" svg:width="6.099cm" svg:height="0.799cm" draw:transform="rotate (1.5707963267949) translate (10.3cm 10cm)" svg:viewBox="0 0 6100 800" draw:points="0,0 6100,0 6100,800">
          <text:p/>
        </draw:polyline>
        <draw:polyline draw:style-name="gr1" draw:text-style-name="P2" draw:layer="layout" svg:width="8.899cm" svg:height="10.699cm" svg:x="10.7cm" svg:y="3cm" svg:viewBox="0 0 8900 10700" draw:points="8300,0 8900,0 8900,8300 0,8300 0,10700 700,10700">
          <text:p/>
        </draw:polyline>
        <draw:polyline draw:style-name="gr1" draw:text-style-name="P2" draw:layer="layout" svg:width="8.799cm" svg:height="7.599cm" svg:x="10.9cm" svg:y="12.8cm" svg:viewBox="0 0 8800 7600" draw:points="8100,0 8800,0 8800,5000 0,5000 0,7600 700,7600">
          <text:p/>
        </draw:polyline>
        <draw:polyline draw:style-name="gr1" draw:text-style-name="P2" draw:layer="layout" svg:width="8.799cm" svg:height="9.699cm" svg:x="1.3cm" svg:y="1.3cm" svg:viewBox="0 0 8800 9700" draw:points="8100,1700 8800,1700 8800,0 0,0 0,9700 1000,97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08:32:21.023350984</meta:creation-date>
    <dc:date>2017-05-31T13:04:55.817925516</dc:date>
    <meta:editing-duration>PT8M</meta:editing-duration>
    <meta:editing-cycles>2</meta:editing-cycles>
    <meta:generator>LibreOffice/5.1.4.2$Linux_X86_64 LibreOffice_project/10m0$Build-2</meta:generator>
    <meta:document-statistic meta:object-count="11"/>
  </office:meta>
</office:document-meta>
</file>